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1.249cm" style:auto-text-indent="false"/>
    </style:style>
    <style:style style:name="P3" style:family="paragraph" style:parent-style-name="Standard">
      <style:paragraph-properties fo:margin-left="0cm" fo:margin-right="0cm" fo:text-align="center" style:justify-single-word="false" fo:text-indent="1.249cm" style:auto-text-indent="false"/>
    </style:style>
    <style:style style:name="P4" style:family="paragraph" style:parent-style-name="Standard">
      <style:paragraph-properties fo:margin-left="0cm" fo:margin-right="0cm" fo:text-align="center" style:justify-single-word="false" fo:text-indent="1.249cm" style:auto-text-indent="false"/>
      <style:text-properties fo:font-size="16pt" style:font-size-asian="16pt" style:font-size-complex="16pt"/>
    </style:style>
    <style:style style:name="P5" style:family="paragraph" style:parent-style-name="Standard">
      <style:paragraph-properties fo:margin-left="0cm" fo:margin-right="0cm" fo:text-indent="1.249cm" style:auto-text-indent="false"/>
      <style:text-properties officeooo:rsid="001f939c" officeooo:paragraph-rsid="001f939c"/>
    </style:style>
    <style:style style:name="P6" style:family="paragraph" style:parent-style-name="Standard">
      <style:paragraph-properties fo:margin-left="0cm" fo:margin-right="0cm" fo:text-indent="1.249cm" style:auto-text-indent="false"/>
      <style:text-properties officeooo:rsid="002108ff" officeooo:paragraph-rsid="002108ff"/>
    </style:style>
    <style:style style:name="P7" style:family="paragraph" style:parent-style-name="Standard">
      <style:paragraph-properties fo:margin-left="0cm" fo:margin-right="0cm" fo:text-indent="0cm" style:auto-text-indent="false"/>
      <style:text-properties fo:font-size="16pt" officeooo:paragraph-rsid="001a9fbb" style:font-size-asian="16pt" style:font-size-complex="16pt"/>
    </style:style>
    <style:style style:name="T1" style:family="text">
      <style:text-properties fo:font-size="16pt" style:font-size-asian="16pt"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f939c" style:font-style-asian="italic"/>
    </style:style>
    <style:style style:name="T5" style:family="text">
      <style:text-properties style:font-style-complex="italic"/>
    </style:style>
    <style:style style:name="T6" style:family="text">
      <style:text-properties officeooo:rsid="001c7469"/>
    </style:style>
    <style:style style:name="T7" style:family="text">
      <style:text-properties officeooo:rsid="0022a035"/>
    </style:style>
    <style:style style:name="T8" style:family="text">
      <style:text-properties officeooo:rsid="0022e8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scription des package</text:span></text:p>
      <text:p text:style-name="Standard"><text:tab/>Le package nommé <text:span text:style-name="T2">BibliothèqueApplication</text:span> contient toute nos classes de notre application. C’est ici que se trouve tous les méthodes principales de notre application. Ce package dépend du package Data. Ce dernier contient notre classe Stub. Elle nous permet de gérer des données qui seront utilisées dans l’application tout comme dans les tests fonctionnels. Ce package ne dépend d’aucun autre package.</text:p>
      <text:p text:style-name="Standard"><text:tab/>Le package <text:span text:style-name="T2">Data</text:span> nous sert à faire de la persistance. En effet c’est dans ce package que se trouve nos classes <text:span text:style-name="T2">Stub</text:span>, <text:span text:style-name="T2">Loader</text:span> et <text:span text:style-name="T2">Saver</text:span> nous permettant de charger des données utiles pour notre application.</text:p>
      <text:p text:style-name="P2">Le <text:span text:style-name="T2">ConsoleTest</text:span> est le package comportant tous nos tests. Il nous a fallu faire des tests pour vérifier si nos méthodes fonctionnaient correctement. C’est ici qu’ils se font. Il doit dépendre de Data pour pouvoir avoir les données pour réaliser les tests. Elle a aussi besoin de dépendre de la <text:span text:style-name="T2">BibliothèqueApplication</text:span> pour pouvoir utiliser les méthodes des différentes classes. </text:p>
      <text:p text:style-name="P2">Pour finir <text:span text:style-name="T2">ApplicationGraphique</text:span> contient toute la partie graphique, en XAML, de l’application. Elle doit dépendre de Data pour pouvoir utiliser les données et les afficher dans les vues. Elle utilise aussi les méthodes des classes dans <text:span text:style-name="T2">BibliothèqueApplication</text:span>. Elle dépend aussi du package <text:span text:style-name="T2">Images</text:span> qui contient toutes les images servant à faire la partie graphique.</text:p>
      <text:p text:style-name="P2"/>
      <text:p text:style-name="P5">Cf diagrammePackage.svg</text:p>
      <text:p text:style-name="P2"><text:bookmark text:name="_GoBack"/></text:p>
      <text:p text:style-name="Standard"/>
      <text:p text:style-name="Standard"/>
      <text:p text:style-name="P3"><text:span text:style-name="T1">Description de l’architecture</text:span></text:p>
      <text:p text:style-name="P2">Les différentes classes de mon package <text:span text:style-name="T2">BibliothèqueApplication</text:span> dépendent les unes des autres. En effet la classe Jeu, qui est l’une des classes principales, dépend de la classe <text:span text:style-name="T2">InformationsJeu</text:span> parce qu’un jeu a besoin d’avoir des informations tel que le nom, la date de création ou encore un synopsis. Un jeu comporte aussi des théories et des visuels. Nous avons donc fait deux classes différentes nommées Théorie et Visuel. Cela permet de rendre le programme plus optimisé puisque c’est possible de modifier les théories et les visuels plus facilement.</text:p>
      <text:p text:style-name="P2">Notre classe qui gère toutes les classes est notre classe Manager. C’est elle qui lie le modèle et la vue. C’est dans cette classe que nous utilisons nos propriétés pour le binding. Pour ne pas avoir à faire de la persistance sur le manager nous avons fait une classe StockApp qui permet d’instancier notre dictionnaire. Le Manager dépend alors de StockApp pour pouvoir manipuler notre dictionnaire de franchises. C’est comme cela que nous relions les franchises et les jeux. De plus pour pouvoir utiliser nos données, notre class Stub dépend de StockApp. Nous avons fait le choix de faire un Stub pour pouvoir tester nos méthodes avec des données qui ne seront pas finales.</text:p>
      <text:p text:style-name="P2">Nos classes filles de Nommable ont toutes des noms et nous trouvions plus judicieux de faire des classes qui hériteraient de nommable. De plus nous faisons de l’héritage aussi entre les CreateurJeu, qui est la classe mère, Createur et Studio qui sont les classes filles. Il était plus simple de faire comme cela si nous voulions ajouter des informations sur les studios de production des jeux. En <text:soft-page-break/>effet cela nous permet d’avoir une possible évolution pour notre application. Pour le moment nous ne voulons pas vraiment ajouter ce genre d’information mais il est possible de le faire à l’avenir.</text:p>
      <text:p text:style-name="P2">Notre classe MainWindow, qui est la seule vue de la partie graphique <text:span text:style-name="T6">utilise comme toutes les classes de notre partie graphique la propriété LeManager, de type Manager, dans App. Cette dernière est notre instance de manager utiliser dans toutes les classes pour les relier entre elles.</text:span></text:p>
      <text:p text:style-name="P2">Pour la partie graphique nous avons décidé de faire seulement une seule vue. En effet nous avons remarqué que si nous faisons plusieurs vues cela dupliquerait du code. Une seule nous suffit. Nous utiliserons donc plusieurs UserControl et faire de la navigation entre eux pour rendre notre application fonctionnelle. Pour cela la class Navigator va nous permettre de faire la navigation entre les différents UserControl.</text:p>
      <text:p text:style-name="P7"/>
      <text:p text:style-name="P3"><text:span text:style-name="T1">Description des classes</text:span></text:p>
      <text:p text:style-name="P2">Dans notre diagramme de classe nous utilisons une classe abstraite nommée Nommable. Celle-ci nous permet de faire de l’héritage. En effet les classes <text:span text:style-name="T2">InformationsJeu, Théorie, CreateurJeu</text:span> et <text:span text:style-name="T2">Franchise</text:span> dérivent de la classe nommable. Celle-ci ne contient qu’un attribut <text:span text:style-name="T2">Nom </text:span>de type string. </text:p>
      <text:p text:style-name="P2">La classe <text:span text:style-name="T2">CreateurJeu</text:span> est aussi une classe abstraite, mère de<text:span text:style-name="T2"> Createur</text:span> et <text:span text:style-name="T2">Studio</text:span>. En effet, faire des classes séparées, rend le code plus réutilisable. Si nous voulions ajouter des informations sur le <text:span text:style-name="T2">Createur</text:span> et <text:span text:style-name="T2">Studio</text:span> il est possible de le faire. Nous avons fait ce choix pour laisser la possibilité de faire évoluer notre application.</text:p>
      <text:p text:style-name="P2">La classe <text:span text:style-name="T2">InformationsJeu</text:span> est une classe qui a pour attribut <text:span text:style-name="T5">dateCreation</text:span>, <text:span text:style-name="T5">limiteAge</text:span> et un synopsis. Cette classe contient une liste de <text:span text:style-name="T3">Genres</text:span> et de <text:span text:style-name="T3">Plateformes</text:span>. La classe dépend donc des enum <text:span text:style-name="T3">Genres</text:span> et <text:span text:style-name="T3">Plateformes</text:span>. Il est donc possible d’ajouter et de supprimer des genres ou des plateformes avec les classes <text:span text:style-name="T2">ajouterGenres(), ajouterPlateforme(), supprimerGenre(), supprimerPlateforme(). </text:span>Ces méthodes prennent en paramètre soit un genre, de type <text:span text:style-name="T3">Genre</text:span>s, ou alors une plateforme, de type <text:span text:style-name="T3">Plateforme</text:span>s. La classe <text:span text:style-name="T3">Jeu</text:span> va dépendre aussi de la classe <text:span text:style-name="T2">InformationsJeu</text:span>. Les instances de la classe <text:span text:style-name="T2">InformationsJeu</text:span> existent seulement quand un <text:span text:style-name="T3">Jeu</text:span> existe. La <text:span text:style-name="T3">Vignette</text:span> correspond à l’image du jeu. <text:s/>Pour nous un jeu peut avoir beaucoup d’informations. Dans notre application nous voulions attribuer une liste d’images, théorie et musique en plus de différentes informations qui font qu’un jeu est un jeu dans notre application. Nous trouvions plus intéressant de partager ces informations en deux classes : <text:span text:style-name="T3">InformationsJeu</text:span> qui constitue les informations de basiques d’un jeu tel que le nom, le créateur, la limite d’âge ; et <text:span text:style-name="T3">Jeu</text:span> qui instancie des informations de jeu tout en ayant des listes de visuels, musiques et théories.</text:p>
      <text:p text:style-name="P2">Nous avons dû faire les classe <text:span text:style-name="T3">EnumDescription</text:span> et <text:span text:style-name="T3">EnumExtension</text:span> pour pouvoir écrire les enum comme nous le voulions. Nous avons associé aux noms des enum un autre texte qui sera lui afficher sur la console et donc manipulé par l’utilisateur.</text:p>
      <text:p text:style-name="P2">Le booléen IsFavoris permet de déterminer si le jeu est mis en favoris ou non, quand il est true le jeu est dans les favoris. Les méthodes qui rendent un jeu favori ou non sont <text:span text:style-name="T2">ajouterAuxFavoris()</text:span> et <text:span text:style-name="T2">enleverDesFavoris()</text:span> qui ne prenne rien en paramètre. Cette classe contient trois listes : une liste de visuels, de musique et de théorie. Il n’y a pas de nombre défini de ces éléments dans la liste. Pour faciliter la manipulation des éléments, nous avons préféré faire les classes <text:span text:style-name="T3">Théorie</text:span> et <text:span text:style-name="T3">Visuel</text:span>. La classe <text:span text:style-name="T3">Jeu</text:span> dépend des deux classes <text:span text:style-name="T3">Visuels</text:span> et <text:span text:style-name="T3">Théorie</text:span>. Nous avons des méthodes qui permettent d’ajouter des visuels (<text:span text:style-name="T2">ajouterVisuels()</text:span>), des musiques (<text:span text:style-name="T2">ajouterMusique())</text:span> et <text:soft-page-break/>des théories (<text:span text:style-name="T2">ajouterTheorie())</text:span>. Ces méthodes prennent en paramètre l’élément à ajouter. Nous avons aussi des méthodes permettant de les supprimer : <text:span text:style-name="T2">supprimerVisuel()</text:span>, <text:span text:style-name="T2">supprimerMusique()</text:span>, <text:span text:style-name="T2">supprimerTheorie(). </text:span>Ces méthodes, comme les méthodes d’ajout, prennent en paramètre l’élément à supprimer. </text:p>
      <text:p text:style-name="P2">Nous avons aussi une classe <text:span text:style-name="T2">Franchise</text:span> qui a pour attribut un <text:span text:style-name="T2">background </text:span>de type string et une <text:span text:style-name="T2">couleur</text:span>. Ces attributs nous permettent de relier le code à la vue. </text:p>
      <text:p text:style-name="P2">Notre application contient une classe <text:span text:style-name="T2">Manager </text:span>qui permet de gérer un dictionnaire de franchises. En effet nous avons décidé de faire un dictionnaire qui a pour clef les franchises et pour valeur une liste de jeux correspondant à la franchise. Cette classe contient une propriété calculée TousLesJeux permettant de faire un tri ou alors une recherche dans la liste tousLesJeux. Pour associer les différents types de tri nous avons fait un enum <text:span text:style-name="T2">TypeTri </text:span>contenant les différents types de tri que l’utilisateur pourra choisir sur la vue. Le Manager dépend alors de la classe StockApp car elle va stocker le dictionnaire. Elle contient la méthode <text:span text:style-name="T2">ajouterJeu() </text:span>vérifie si je le jeu n’est pas déjà existant avant de l’ajouter. Pour cela on va parcourir toutes les listes de jeux. S’il est déjà existant, on ne l’ajoute pas. Si ce n’est pas le cas on ajoute la franchise correspondante (appel de la méthode <text:span text:style-name="T2">ajouterFranchise())</text:span> et on ajoute le jeu dans la liste des jeux correspondant à la franchise. Il est possible de supprimer un jeu dans une franchise grâce à la méthode supprimerJeu(). Elle ne supprime seulement le jeu mis en paramètre. Pour supprimer une franchise il faut utiliser la méthode supprimerFranchise() qui prend la franchise à supprimer. En supprimant la franchise, la liste des jeux associées à la franchise est elle aussi supprimée.</text:p>
      <text:p text:style-name="P6">La classe Navigator permet la navigation dans notre fenêtre <text:span text:style-name="T3">MainWindow</text:span>. On peut passer de la « page » principale aux franchises, jeux, aux favoris… Séparer cette navigation dans une classe à part est plus simple d’utilisation car elle donne accès, notamment, au UserControl actuel ce qui permet d’en changer. Mais cela permet aussi de, dans le futur, pouvoir rajouter des UserControl accessible<text:span text:style-name="T7">s</text:span> en <text:span text:style-name="T8">ne </text:span>modifiant qu’une seule classe rendant la maintenance et l’amélioration de l’application beaucoup plus simple. </text:p>
      <text:p text:style-name="P2"/>
      <text:p text:style-name="P2">Pour finir nous avons une classe Stub qui permet de stocker des informations qu’on utilise pour faire des tests fonctionnels. Cette classe contient une méthode <text:span text:style-name="T2">load()</text:span> qui permet de retourner un manager qui a les données. Cela nous sert à avoir ces données dans l’application.</text:p>
      <text:p text:style-name="P2"/>
      <text:p text:style-name="P2"/>
      <text:p text:style-name="P5">Cf diagrammeClasse.svg <text:s text:c="3"/>diagrammeVue.svg</text:p>
      <text:p text:style-name="P2"/>
      <text:p text:style-name="P2"/>
      <text:p text:style-name="P3"><text:span text:style-name="T1">Description diagramme de séquence</text:span></text:p>
      <text:p text:style-name="P4"/>
      <text:p text:style-name="P2">Le diagramme de séquence montre le cas du tri. Dans le diagramme principal on peut voir la mise en situation de l’utilisateur. Quand il ne sélectionne rien dans la <text:span text:style-name="T2">comboBox</text:span> du tri, alors l’appelle de la Recherche se fait. En effet quand l’utilisateur ne choisit pas de type de tri, qui est ici <text:span text:style-name="T2">default, </text:span><text:soft-page-break/>alors ce n’est seulement une recherche qui peut être fait. La première séquence indique quand un type de tri n’est pas sélectionner quand le tri est fait. La deuxième indique le cas où l’utilisateur, via la <text:span text:style-name="T2">comboBox</text:span>, choisi un tri. Dans ce cas-ci le tri sera effectué. La séquence de ce diagramme fait référence au diagramme de séquence du <text:span text:style-name="T2">Tri</text:span>. Quand l’utilisateur clique sur la <text:span text:style-name="T2">combox</text:span> pour choisir les types tri. Cela engendre un événement. Cet événement va alors aller chercher dans le Manager le nom du type de tri dans la liste <text:span text:style-name="T2">TypeTriJeuSelected</text:span>. La propriété calculé <text:span text:style-name="T2">TousLesJeux</text:span> va alors trier les jeux en fonction du <text:span text:style-name="T2">TypeTriJeuSelected</text:span> sélectionné par l’utilisateur. Si ce n’est pas le cas, alors c’est la recherche qui s’effectue. Le troisième diagramme de séquence montre comment la recherche se fait. L’utilisateur écrit dans la <text:span text:style-name="T2">TextBox</text:span> et quand il appuie sur le <text:span text:style-name="T2">ButtonRecherche</text:span> cela engendre un événement. Celui-ci va chercher dans le Manager la propriété <text:span text:style-name="T2">JeuRecherche</text:span>. Cette propriété va permettre de faire la propriété calculée <text:span text:style-name="T2">Tous</text:span><text:span text:style-name="T4">L</text:span><text:span text:style-name="T2">esJeux</text:span>. Dedans une liste <text:span text:style-name="T2">JeuxRecherchés</text:span> est créée. On ajoute chaque jeu correspondant à la recherche dans cette liste. Cette liste est ensuite retournée.</text:p>
      <text:p text:style-name="P2"/>
      <text:p text:style-name="P5">Cf sequenceDiagrammeGénéral.svg <text:tab/>RechercheJeu.svg<text:tab/>TriJeu.sv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latin12compacttimestamp-38a8ou"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hilde ORILLON</meta:initial-creator>
    <meta:editing-cycles>63</meta:editing-cycles>
    <meta:print-date>2021-06-04T16:56:00</meta:print-date>
    <meta:creation-date>2021-05-27T19:15:00</meta:creation-date>
    <dc:date>2021-06-04T22:29:00.226000000</dc:date>
    <meta:editing-duration>PT8H17M53S</meta:editing-duration>
    <meta:generator>LibreOffice/7.1.3.2$Windows_X86_64 LibreOffice_project/47f78053abe362b9384784d31a6e56f8511eb1c1</meta:generator>
    <meta:document-statistic meta:table-count="0" meta:image-count="0" meta:object-count="0" meta:page-count="4" meta:paragraph-count="26" meta:word-count="1728" meta:character-count="10948" meta:non-whitespace-character-count="9234"/>
    <meta:user-defined meta:name="AppVersion">16.0000</meta:user-defined>
    <meta:template xlink:type="simple" xlink:actuate="onRequest" xlink:title="Normal.dotm" xlink:href=""/>
  </office:meta>
</office:document-meta>
</file>